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b41f" officeooo:paragraph-rsid="0001b41f"/>
    </style:style>
    <style:style style:name="P2" style:family="paragraph" style:parent-style-name="Standard">
      <style:text-properties fo:language="es" fo:country="ES" officeooo:rsid="0001b41f" officeooo:paragraph-rsid="000458c4"/>
    </style:style>
    <style:style style:name="P3" style:family="paragraph" style:parent-style-name="Standard">
      <style:text-properties fo:language="es" fo:country="ES" officeooo:rsid="0001b41f" officeooo:paragraph-rsid="00099527"/>
    </style:style>
    <style:style style:name="P4" style:family="paragraph" style:parent-style-name="Standard">
      <style:text-properties fo:language="es" fo:country="ES" officeooo:rsid="0003286d" officeooo:paragraph-rsid="0003286d"/>
    </style:style>
    <style:style style:name="P5" style:family="paragraph" style:parent-style-name="Standard">
      <style:text-properties fo:language="es" fo:country="ES" officeooo:rsid="000458c4" officeooo:paragraph-rsid="000458c4"/>
    </style:style>
    <style:style style:name="P6" style:family="paragraph" style:parent-style-name="Standard">
      <style:text-properties fo:language="es" fo:country="ES" officeooo:rsid="00099527" officeooo:paragraph-rsid="00099527"/>
    </style:style>
    <style:style style:name="P7" style:family="paragraph" style:parent-style-name="Standard">
      <style:text-properties fo:language="es" fo:country="ES" officeooo:rsid="00099527" officeooo:paragraph-rsid="0001b41f"/>
    </style:style>
    <style:style style:name="P8" style:family="paragraph" style:parent-style-name="Standard">
      <style:text-properties fo:language="es" fo:country="ES" officeooo:rsid="000ab836" officeooo:paragraph-rsid="000ab836"/>
    </style:style>
    <style:style style:name="P9" style:family="paragraph" style:parent-style-name="Standard">
      <style:text-properties fo:language="es" fo:country="ES" officeooo:rsid="000c4873" officeooo:paragraph-rsid="000c4873"/>
    </style:style>
    <style:style style:name="P10" style:family="paragraph" style:parent-style-name="Standard">
      <style:text-properties fo:language="es" fo:country="ES" officeooo:rsid="000d2cc0" officeooo:paragraph-rsid="000d2cc0"/>
    </style:style>
    <style:style style:name="P11" style:family="paragraph" style:parent-style-name="Standard">
      <style:text-properties fo:language="es" fo:country="ES" officeooo:rsid="000d7442" officeooo:paragraph-rsid="000d7442"/>
    </style:style>
    <style:style style:name="P12" style:family="paragraph" style:parent-style-name="Standard">
      <style:text-properties fo:language="es" fo:country="ES" officeooo:rsid="000e6a9e" officeooo:paragraph-rsid="000e6a9e"/>
    </style:style>
    <style:style style:name="P13" style:family="paragraph" style:parent-style-name="Standard">
      <style:text-properties fo:language="es" fo:country="ES" officeooo:rsid="000fc599" officeooo:paragraph-rsid="000fc599"/>
    </style:style>
    <style:style style:name="P14" style:family="paragraph" style:parent-style-name="Standard">
      <style:text-properties fo:language="es" fo:country="ES" officeooo:rsid="0011ae8a" officeooo:paragraph-rsid="0011ae8a"/>
    </style:style>
    <style:style style:name="P15" style:family="paragraph" style:parent-style-name="Standard">
      <style:text-properties fo:font-size="14pt" fo:language="es" fo:country="ES" officeooo:rsid="000fc599" officeooo:paragraph-rsid="000fc599" fo:background-color="#fff200" style:font-size-asian="14pt" style:font-size-complex="14pt"/>
    </style:style>
    <style:style style:name="P16" style:family="paragraph" style:parent-style-name="Standard">
      <style:text-properties fo:language="es" fo:country="ES" officeooo:rsid="000fc599" officeooo:paragraph-rsid="000fc599"/>
    </style:style>
    <style:style style:name="P17" style:family="paragraph" style:parent-style-name="Standard">
      <style:text-properties fo:language="es" fo:country="ES" officeooo:rsid="00164182" officeooo:paragraph-rsid="00148edf"/>
    </style:style>
    <style:style style:name="T1" style:family="text">
      <style:text-properties officeooo:rsid="0003286d"/>
    </style:style>
    <style:style style:name="T2" style:family="text">
      <style:text-properties officeooo:rsid="000458c4"/>
    </style:style>
    <style:style style:name="T3" style:family="text">
      <style:text-properties officeooo:rsid="00060e7d"/>
    </style:style>
    <style:style style:name="T4" style:family="text">
      <style:text-properties officeooo:rsid="00099527"/>
    </style:style>
    <style:style style:name="T5" style:family="text">
      <style:text-properties officeooo:rsid="0011ae8a"/>
    </style:style>
    <style:style style:name="T6" style:family="text">
      <style:text-properties officeooo:rsid="0013db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fico </text:p>
      <text:p text:style-name="P1">tiene python 2,x y la python 3.x nosotros tabajamos con el 3 con el programa ”geany”</text:p>
      <text:p text:style-name="P1">para isntalar el geany es apt-get install geany</text:p>
      <text:p text:style-name="P1"/>
      <text:p text:style-name="P4">pyton es un lenguage scrupting: se utiliza para programar cualquier tipo de entorno y sistema</text:p>
      <text:p text:style-name="P4">tambien es <text:s/>lenguaje compilado: tiene que pasar por compilacion y ejecucuon</text:p>
      <text:p text:style-name="P4">tambien es tipado dinamico: no necesita decir de que tipo de variable cualquie variable se puede utilizar para todo</text:p>
      <text:p text:style-name="P5">tambien es un lenguaje orientado a objetos</text:p>
      <text:p text:style-name="P5"/>
      <text:p text:style-name="P1">comandos </text:p>
      <text:p text:style-name="P1"><text:tab/><text:span text:style-name="T1">comentar</text:span></text:p>
      <text:p text:style-name="P1"><text:tab/><text:tab/><text:span text:style-name="T1"># //comenta una linea</text:span></text:p>
      <text:p text:style-name="P1"><text:tab/><text:tab/>‘’’ <text:span text:style-name="T1">texto ‘’’//cometa varias lineas las comillas son las del interrogante</text:span></text:p>
      <text:p text:style-name="P1"><text:tab/><text:span text:style-name="T1">para ponerlo en español</text:span></text:p>
      <text:p text:style-name="P1"><text:tab/><text:tab/><text:span text:style-name="T1">#_*_coding:utf_8_*_</text:span></text:p>
      <text:p text:style-name="P1"><text:tab/><text:span text:style-name="T1">para hacer variables</text:span></text:p>
      <text:p text:style-name="P1"><text:tab/><text:tab/><text:span text:style-name="T1">nombre=valor_inicial</text:span></text:p>
      <text:p text:style-name="P1"><text:tab/><text:tab/><text:span text:style-name="T1">tipos: int,str,bool,float</text:span></text:p>
      <text:p text:style-name="P2"><text:tab/></text:p>
      <text:p text:style-name="P2"><text:tab/><text:span text:style-name="T2">básicos</text:span></text:p>
      <text:p text:style-name="P2"><text:tab/><text:tab/>print(“<text:span text:style-name="T2">algo”, algo</text:span>) //esc<text:span text:style-name="T3">ri</text:span>rir <text:span text:style-name="T3">cadenas</text:span></text:p>
      <text:p text:style-name="P2"><text:tab/><text:tab/><text:span text:style-name="T4">print(“testo y tipo de variables”%( nombre de variables)) //</text:span></text:p>
      <text:p text:style-name="P3"><text:tab/><text:tab/><text:tab/><text:span text:style-name="T4">tipos</text:span></text:p>
      <text:p text:style-name="P3"><text:tab/><text:tab/><text:tab/>%<text:span text:style-name="T4">d //int</text:span></text:p>
      <text:p text:style-name="P3"><text:tab/><text:tab/><text:tab/>%<text:span text:style-name="T4">s //cadena</text:span></text:p>
      <text:p text:style-name="P3"><text:tab/><text:tab/><text:tab/>%<text:span text:style-name="T4">f // float para limitar el numero de decimales seria 10.”Num de decimales”f</text:span></text:p>
      <text:p text:style-name="P3"><text:tab/><text:tab/><text:tab/>%<text:span text:style-name="T4">r //boleano</text:span></text:p>
      <text:p text:style-name="P2"><text:tab/><text:tab/><text:span text:style-name="T2">nom_variable row.input(text) //leer la información en pyton 2,7</text:span></text:p>
      <text:p text:style-name="P2"><text:tab/><text:tab/><text:span text:style-name="T2">nom_variable input(text) //leer la información en pyton 3</text:span></text:p>
      <text:p text:style-name="P2"><text:tab/><text:tab/><text:span text:style-name="T2">para pedir informacion de un tipo concreto es </text:span></text:p>
      <text:p text:style-name="P2"><text:tab/><text:tab/><text:tab/><text:span text:style-name="T3">nom = int(input(texto que muestra)) //para tipo int</text:span></text:p>
      <text:p text:style-name="P1"><text:tab/><text:tab/><text:span text:style-name="T2">type(valor) //te dice el tipo de varialbe que esç</text:span></text:p>
      <text:p text:style-name="P1"><text:tab/><text:tab/></text:p>
      <text:p text:style-name="P2"><text:tab/></text:p>
      <text:p text:style-name="P5"><text:tab/>cadenas</text:p>
      <text:p text:style-name="P5"><text:tab/><text:tab/>+ //concatena</text:p>
      <text:p text:style-name="P2"><text:tab/><text:tab/><text:span text:style-name="T2">nom_cad </text:span>* <text:span text:style-name="T2">num_repeticiones</text:span> //<text:span text:style-name="T2">duplica las cadenas</text:span></text:p>
      <text:p text:style-name="P2"><text:tab/><text:tab/>‘’’ <text:span text:style-name="T2">infor</text:span></text:p>
      <text:p text:style-name="P2"><text:tab/><text:tab/><text:span text:style-name="T2">macion</text:span></text:p>
      <text:p text:style-name="P2"><text:tab/><text:tab/><text:span text:style-name="T2">cualquiera ‘’’ //esto hace que se guarde la informacion tal cual esta escrita</text:span></text:p>
      <text:p text:style-name="P2"><text:tab/><text:tab/></text:p>
      <text:p text:style-name="P7">estructura condicionales</text:p>
      <text:p text:style-name="P1"/>
      <text:p text:style-name="P6">simple</text:p>
      <text:p text:style-name="P6">if condicion: //este if siempre va pegado al borde</text:p>
      <text:p text:style-name="P6"><text:tab/>accioenes//lo importante es la tabulacion</text:p>
      <text:p text:style-name="P6"><text:tab/>acciones</text:p>
      <text:p text:style-name="P6">else:</text:p>
      <text:p text:style-name="P6"><text:soft-page-break/>compuesta</text:p>
      <text:p text:style-name="P6">if concioes: //este if siempre va pegado al borde</text:p>
      <text:p text:style-name="P6"><text:tab/>aciones</text:p>
      <text:p text:style-name="P6">else:</text:p>
      <text:p text:style-name="P6"><text:tab/>aciones</text:p>
      <text:p text:style-name="P6"><text:tab/>if: // lo importante es la tabulacion</text:p>
      <text:p text:style-name="P6"/>
      <text:p text:style-name="P8">imprimir a la vez que haces if</text:p>
      <text:p text:style-name="P8">print(acion cieto if condicion else accion si es also)</text:p>
      <text:p text:style-name="P8"/>
      <text:p text:style-name="P11">imprimir a la vez if else if</text:p>
      <text:p text:style-name="P11">print(hacerA if cond_cierta else hacerB if condicion else hacerC)</text:p>
      <text:p text:style-name="P11">print(“es igual” if num1==num2 else “es mayor num1” if num1&gt;num2)</text:p>
      <text:p text:style-name="P8"/>
      <text:p text:style-name="P8">si esta en un rango </text:p>
      <text:p text:style-name="P8">if NomVariable in (“val1”, “val2”…):</text:p>
      <text:p text:style-name="P8"/>
      <text:p text:style-name="P9">para introducir un booleano a un valor </text:p>
      <text:p text:style-name="P9">vari=true o vari=false</text:p>
      <text:p text:style-name="P9"/>
      <text:p text:style-name="P9">para saber de que tipo es una variable</text:p>
      <text:p text:style-name="P9"/>
      <text:p text:style-name="P9"><text:tab/>if type(nomVar) is tipVariabe //int. str, float, bool, list, tuple, dict </text:p>
      <text:p text:style-name="P9"/>
      <text:p text:style-name="P10">variables con valor o no</text:p>
      <text:p text:style-name="P10"><text:tab/>None //variable que no tiene valor</text:p>
      <text:p text:style-name="P10"><text:tab/>if not Nom_vareialbe:</text:p>
      <text:p text:style-name="P10"><text:tab/><text:tab/>print(“no tiene valor”)</text:p>
      <text:p text:style-name="P10"><text:tab/>else</text:p>
      <text:p text:style-name="P10"><text:tab/><text:tab/>print(“tiene valor”)</text:p>
      <text:p text:style-name="P10"/>
      <text:p text:style-name="P12">funcion random</text:p>
      <text:p text:style-name="P12"><text:tab/>import ranfom </text:p>
      <text:p text:style-name="P12"><text:tab/>random.randint(num-,num+) //genera numeros enteros</text:p>
      <text:p text:style-name="P12"/>
      <text:p text:style-name="P15"><text:span text:style-name="T5">l</text:span>istas </text:p>
      <text:p text:style-name="P15">//<text:span text:style-name="T5">empieza en 0 desde la izquieda y -1 desde la derecha</text:span></text:p>
      <text:p text:style-name="P13">creacion</text:p>
      <text:p text:style-name="P13"><text:tab/>Nom_lista=[Declaracion] //siendo declaraciones cualquier tipo de variables</text:p>
      <text:p text:style-name="P13">mostrara</text:p>
      <text:p text:style-name="P13"><text:tab/>pirnti(lista)</text:p>
      <text:p text:style-name="P13">para saber que tipo de variable es algo</text:p>
      <text:p text:style-name="P13"><text:tab/>print (type(nom[posicion])) </text:p>
      <text:p text:style-name="P13">como acceder a los datos</text:p>
      <text:p text:style-name="P13"><text:tab/>print(nom[num])// muestra el valor donde este posicionado EMPIEZA POR 0</text:p>
      <text:p text:style-name="P14">como modificar</text:p>
      <text:p text:style-name="P14"><text:tab/>nom[pos]=valor nuevo//cambia el valor de la posicion indicada</text:p>
      <text:p text:style-name="P14"/>
      <text:p text:style-name="P14"><text:soft-page-break/>particionado</text:p>
      <text:p text:style-name="P14"><text:tab/>de dos</text:p>
      <text:p text:style-name="P14"><text:tab/><text:tab/><text:span text:style-name="T6">nom</text:span>[num_inicio:num_fin] //el fin no se incluye</text:p>
      <text:p text:style-name="P14"><text:tab/><text:span text:style-name="T6">de tres </text:span></text:p>
      <text:p text:style-name="P14"><text:tab/><text:tab/><text:span text:style-name="T6">nom[num_inicio:num_fin:num_salto]</text:span></text:p>
      <text:p text:style-name="P14"/>
      <text:p text:style-name="P13">repetitivas tuplas</text:p>
      <text:p text:style-name="P13"/>
      <text:p text:style-name="P17"><text:tab/>for i in NomLista:</text:p>
      <text:p text:style-name="P17"><text:tab/><text:tab/>print(i) // muestra todos los arugumetnos</text:p>
      <text:p text:style-name="P17"><text:tab/>for i in range(len(nomLista)) //esto devuelve la posicon del objeto</text:p>
      <text:p text:style-name="P17"/>
      <text:p text:style-name="P17"><text:tab/>con if</text:p>
      <text:p text:style-name="P17"><text:tab/><text:tab/>[accion for variable in lista/range if condicio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03T17:54:26.789000000</dc:date>
    <meta:editing-duration>PT4H51M24S</meta:editing-duration>
    <meta:editing-cycles>5</meta:editing-cycles>
    <meta:document-statistic meta:table-count="0" meta:image-count="0" meta:object-count="0" meta:page-count="3" meta:paragraph-count="94" meta:word-count="453" meta:character-count="3046" meta:non-whitespace-character-count="2578"/>
  </office:meta>
</office:document-meta>
</file>